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59cm" svg:stroke-color="#000000" draw:marker-start-width="0.362cm" draw:marker-end="Arrow" draw:marker-end-width="0.315cm" draw:fill="solid" draw:fill-color="#ffffff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draw:stroke="solid" svg:stroke-width="0.159cm" svg:stroke-color="#000000" draw:marker-start-width="0.361cm" draw:marker-end="Arrow" draw:marker-end-width="0.314cm" draw:fill="none" draw:fill-color="#cccccc" draw:textarea-vertical-align="middle" fo:padding-top="0.203cm" fo:padding-bottom="0.203cm" fo:padding-left="0.328cm" fo:padding-right="0.328cm"/>
    </style:style>
    <style:style style:name="gr4" style:family="graphic" style:parent-style-name="standard">
      <style:graphic-properties svg:stroke-width="0.051cm" svg:stroke-color="#000000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fill="none" draw:fill-color="#cccccc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1.224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9cm" svg:stroke-color="#000000" draw:marker-start="Arrow" draw:marker-start-width="0.315cm" draw:marker-end="Arrow" draw:marker-end-width="0.315cm" draw:fill="none" draw:fill-color="#cccccc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fill="none" draw:fill-color="#ffffff" fo:min-height="1.397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413cm" svg:height="1.397cm" svg:x="0.111cm" svg:y="3.032cm">
          <text:p text:style-name="P1"><text:span text:style-name="T1">Live data </text:span></text:p>
          <text:p text:style-name="P1"><text:span text:style-name="T1">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.413cm" svg:height="5.334cm" svg:x="0.111cm" svg:y="5.826cm">
          <text:p text:style-name="P1"><text:span text:style-name="T1">Postgres </text:span></text:p>
          <text:p text:style-name="P1">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1" draw:id="id1" draw:layer="layout" svg:width="8.001cm" svg:height="8.255cm" svg:x="4.81cm" svg:y="3.032cm">
          <text:p text:style-name="P1"><text:span text:style-name="T2">STORM</text:span></text:p>
          <text:p text:style-name="P1"><text:span text:style-name="T3"/></text:p>
          <text:p text:style-name="P1"><text:span text:style-name="T3">Distributed </text:span></text:p>
          <text:p text:style-name="P1"><text:span text:style-name="T3">event processing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524cm" svg:y1="3.794cm" svg:x2="4.937cm" svg:y2="3.794cm">
          <text:p/>
        </draw:line>
        <draw:line draw:style-name="gr2" draw:text-style-name="P1" draw:layer="layout" svg:x1="2.524cm" svg:y1="7.731cm" svg:x2="4.81cm" svg:y2="7.731cm">
          <text:p/>
        </draw:line>
        <draw:line draw:style-name="gr2" draw:text-style-name="P1" draw:layer="layout" svg:x1="2.524cm" svg:y1="8.45cm" svg:x2="4.81cm" svg:y2="8.45cm">
          <text:p/>
        </draw:line>
        <draw:line draw:style-name="gr2" draw:text-style-name="P1" draw:layer="layout" svg:x1="2.524cm" svg:y1="9.128cm" svg:x2="4.81cm" svg:y2="9.128cm">
          <text:p/>
        </draw:line>
        <draw:line draw:style-name="gr2" draw:text-style-name="P1" draw:layer="layout" svg:x1="2.524cm" svg:y1="9.763cm" svg:x2="4.81cm" svg:y2="9.763cm">
          <text:p/>
        </draw:line>
        <draw:line draw:style-name="gr3" draw:text-style-name="P1" draw:layer="layout" svg:x1="12.811cm" svg:y1="4.556cm" svg:x2="14.716cm" svg:y2="4.556cm">
          <text:p/>
        </draw:line>
        <draw:ellipse draw:style-name="gr4" draw:text-style-name="P2" xml:id="id2" draw:id="id2" draw:layer="layout" svg:width="7.493cm" svg:height="1.524cm" svg:x="5.064cm" svg:y="0.111cm">
          <text:p text:style-name="P1"><text:span text:style-name="T1">In memory key value store</text:span></text:p>
        </draw:ellipse>
        <draw:line draw:style-name="gr3" draw:text-style-name="P1" draw:layer="layout" svg:x1="12.811cm" svg:y1="6.715cm" svg:x2="14.843cm" svg:y2="6.715cm">
          <text:p/>
        </draw:line>
        <draw:line draw:style-name="gr3" draw:text-style-name="P1" draw:layer="layout" svg:x1="12.811cm" svg:y1="8.747cm" svg:x2="14.843cm" svg:y2="8.747cm">
          <text:p/>
        </draw:line>
        <draw:custom-shape draw:style-name="gr5" draw:text-style-name="P1" draw:layer="layout" svg:width="1.524cm" svg:height="4.953cm" svg:x="14.872cm" svg:y="4.1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5" draw:layer="layout" svg:width="3.157cm" svg:height="1.524cm" svg:x="15.986cm" svg:y="6.08cm">
          <draw:text-box>
            <text:p text:style-name="P4"><text:span text:style-name="T1">To stream subscribers</text:span></text:p>
          </draw:text-box>
        </draw:frame>
        <draw:connector draw:style-name="gr7" draw:text-style-name="P1" draw:layer="layout" svg:x1="8.81cm" svg:y1="3.032cm" svg:x2="8.81cm" svg:y2="1.635cm" draw:start-shape="id1" draw:start-glue-point="0" draw:end-shape="id2" draw:end-glue-point="2" svg:d="m8810 3032v-1397">
          <text:p/>
        </draw:connector>
        <draw:frame draw:style-name="gr8" draw:text-style-name="P6" draw:layer="layout" svg:width="4.064cm" svg:height="1.173cm" svg:x="4.81cm" svg:y="1.762cm">
          <draw:text-box>
            <text:p text:style-name="P1"><text:span text:style-name="T4">Save and retrieve data</text:span></text:p>
          </draw:text-box>
        </draw:frame>
        <draw:frame draw:style-name="gr9" draw:text-style-name="P6" draw:layer="layout" svg:width="2.286cm" svg:height="1.697cm" svg:x="2.397cm" svg:y="6.08cm">
          <draw:text-box>
            <text:p text:style-name="P1"><text:span text:style-name="T4">Archive data-streams</text:span></text:p>
          </draw:text-box>
        </draw:frame>
        <draw:connector draw:style-name="gr10" draw:text-style-name="P1" draw:layer="layout" svg:x1="1.317cm" svg:y1="4.429cm" svg:x2="1.317cm" svg:y2="5.826cm" draw:start-shape="id3" draw:start-glue-point="2" draw:end-shape="id4" svg:d="m1317 4429v1397">
          <text:p/>
        </draw:connector>
        <draw:frame draw:style-name="gr11" draw:text-style-name="P6" draw:layer="layout" svg:width="2.286cm" svg:height="1.123cm" svg:x="1.357cm" svg:y="4.61cm">
          <draw:text-box>
            <text:p text:style-name="P1"><text:span text:style-name="T4">Save to datab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54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nav Sunderrajan</meta:initial-creator>
    <meta:creation-date>2014-02-27T12:45:24.63</meta:creation-date>
    <dc:date>2014-02-27T20:13:50.75</dc:date>
    <dc:creator>Abhinav Sunderrajan</dc:creator>
    <meta:editing-duration>PT1H14M50S</meta:editing-duration>
    <meta:editing-cycles>26</meta:editing-cycles>
    <meta:generator>OpenOffice/4.0.0$Win32 OpenOffice.org_project/400m3$Build-9702</meta:generator>
    <meta:document-statistic meta:object-count="19"/>
  </office:meta>
</office:document-meta>
</file>